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Aptos" style:font-name-complex="Aptos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Aptos" style:font-name-complex="Aptos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Aptos" style:font-name-complex="Aptos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Aptos" style:font-name-complex="Aptos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Aptos" style:font-name-complex="Aptos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="Aptos" style:font-name-complex="Aptos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/><text:span text:style-name="T2">"StudentApp"</text:span></text:p>
      <text:p text:style-name="Normal"><text:s/></text:p>
      <text:p text:style-name="Normal">with three components: Home, About, and Contact.</text:p>
      <text:p text:style-name="Normal"><draw:custom-shape svg:x="0in" svg:y="0in" svg:width="45.51042in" svg:height="0.00139in" draw:z-index="0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3">Project Name: StudentApp</text:p>
      <text:p text:style-name="Normal">css</text:p>
      <text:p text:style-name="Normal">StudentApp/</text:p>
      <text:p text:style-name="Normal">│</text:p>
      <text:p text:style-name="Normal"><text:span text:style-name="T4">├</text:span><text:span text:style-name="T5">──</text:span><text:s/>src/</text:p>
      <text:p text:style-name="Normal">│ <text:s text:c="2"/><text:span text:style-name="T6">├</text:span><text:span text:style-name="T7">──</text:span><text:s/>Components/</text:p>
      <text:p text:style-name="Normal">│ <text:s text:c="2"/>│ <text:s text:c="2"/><text:span text:style-name="T8">├</text:span><text:span text:style-name="T9">──</text:span><text:s/>Home.js</text:p>
      <text:p text:style-name="Normal">│ <text:s text:c="2"/>│ <text:s text:c="2"/><text:span text:style-name="T10">├</text:span><text:span text:style-name="T11">──</text:span><text:s/>About.js</text:p>
      <text:p text:style-name="Normal">│ <text:s text:c="2"/>│ <text:s text:c="2"/>└── Contact.js</text:p>
      <text:p text:style-name="Normal">│ <text:s text:c="2"/><text:span text:style-name="T12">├</text:span><text:span text:style-name="T13">──</text:span><text:s/>App.js</text:p>
      <text:p text:style-name="Normal">│ <text:s text:c="2"/><text:span text:style-name="T14">├</text:span><text:span text:style-name="T15">──</text:span><text:s/>index.js</text:p>
      <text:p text:style-name="Normal">│ <text:s text:c="2"/>└── ...</text:p>
      <text:p text:style-name="Normal"><draw:custom-shape svg:x="0in" svg:y="0in" svg:width="45.51042in" svg:height="0.00139in" draw:z-index="0" draw:id="id1" draw:style-name="a1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P16"><text:s/>src/Components/Home.js</text:p>
      <text:p text:style-name="Normal">jsx</text:p>
      <text:p text:style-name="Normal">import React from 'react';</text:p>
      <text:p text:style-name="Normal"/>
      <text:p text:style-name="Normal">class Home extends React.Component {</text:p>
      <text:p text:style-name="Normal"><text:s text:c="2"/>render() {</text:p>
      <text:p text:style-name="Normal"><text:s text:c="4"/>return (</text:p>
      <text:p text:style-name="Normal"><text:s text:c="6"/>&lt;div&gt;</text:p>
      <text:p text:style-name="Normal"><text:s text:c="8"/>&lt;h2&gt;Welcome to the Home page of Student Management Portal&lt;/h2&gt;</text:p>
      <text:p text:style-name="Normal"><text:s text:c="6"/>&lt;/div&gt;</text:p>
      <text:p text:style-name="Normal"><text:s text:c="4"/>);</text:p>
      <text:soft-page-break/>
      <text:p text:style-name="Normal"><text:s text:c="2"/>}</text:p>
      <text:p text:style-name="Normal">}</text:p>
      <text:p text:style-name="Normal"/>
      <text:p text:style-name="Normal">export default Home;</text:p>
      <text:p text:style-name="Normal"><draw:custom-shape svg:x="0in" svg:y="0in" svg:width="45.51042in" svg:height="0.00139in" draw:z-index="0" draw:id="id2" draw:style-name="a2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P17">src/Components/About.js</text:p>
      <text:p text:style-name="Normal">jsx</text:p>
      <text:p text:style-name="Normal"/>
      <text:p text:style-name="Normal">import React from 'react';</text:p>
      <text:p text:style-name="Normal"/>
      <text:p text:style-name="Normal">class About extends React.Component {</text:p>
      <text:p text:style-name="Normal"><text:s text:c="2"/>render() {</text:p>
      <text:p text:style-name="Normal"><text:s text:c="4"/>return (</text:p>
      <text:p text:style-name="Normal"><text:s text:c="6"/>&lt;div&gt;</text:p>
      <text:p text:style-name="Normal"><text:s text:c="8"/>&lt;h2&gt;Welcome to the About page of the Student Management Portal&lt;/h2&gt;</text:p>
      <text:p text:style-name="Normal"><text:s text:c="6"/>&lt;/div&gt;</text:p>
      <text:p text:style-name="Normal"><text:s text:c="4"/>);</text:p>
      <text:p text:style-name="Normal"><text:s text:c="2"/>}</text:p>
      <text:p text:style-name="Normal">}</text:p>
      <text:p text:style-name="Normal"/>
      <text:p text:style-name="Normal">export default About;</text:p>
      <text:p text:style-name="Normal"><draw:custom-shape svg:x="0in" svg:y="0in" svg:width="45.51042in" svg:height="0.00139in" draw:z-index="0" draw:id="id3" draw:style-name="a3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P18"><text:s/>src/Components/Contact.js</text:p>
      <text:p text:style-name="Normal">jsx</text:p>
      <text:p text:style-name="Normal">import React from 'react';</text:p>
      <text:p text:style-name="Normal"/>
      <text:p text:style-name="Normal">class Contact extends React.Component {</text:p>
      <text:p text:style-name="Normal"><text:s text:c="2"/>render() {</text:p>
      <text:soft-page-break/>
      <text:p text:style-name="Normal"><text:s text:c="4"/>return (</text:p>
      <text:p text:style-name="Normal"><text:s text:c="6"/>&lt;div&gt;</text:p>
      <text:p text:style-name="Normal"><text:s text:c="8"/>&lt;h2&gt;Welcome to the Contact page of the Student Management Portal&lt;/h2&gt;</text:p>
      <text:p text:style-name="Normal"><text:s text:c="6"/>&lt;/div&gt;</text:p>
      <text:p text:style-name="Normal"><text:s text:c="4"/>);</text:p>
      <text:p text:style-name="Normal"><text:s text:c="2"/>}</text:p>
      <text:p text:style-name="Normal">}</text:p>
      <text:p text:style-name="Normal"/>
      <text:p text:style-name="Normal">export default Contact;</text:p>
      <text:p text:style-name="Normal"><draw:custom-shape svg:x="0in" svg:y="0in" svg:width="45.51042in" svg:height="0.00139in" draw:z-index="0" draw:id="id4" draw:style-name="a4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P19"><text:s/>src/App.js</text:p>
      <text:p text:style-name="Normal">jsx</text:p>
      <text:p text:style-name="Normal">import React from 'react';</text:p>
      <text:p text:style-name="Normal">import Home from './Components/Home';</text:p>
      <text:p text:style-name="Normal">import About from './Components/About';</text:p>
      <text:p text:style-name="Normal">import Contact from './Components/Contact';</text:p>
      <text:p text:style-name="Normal"/>
      <text:p text:style-name="Normal">function App() {</text:p>
      <text:p text:style-name="Normal"><text:s text:c="2"/>return (</text:p>
      <text:p text:style-name="Normal"><text:s text:c="4"/>&lt;div&gt;</text:p>
      <text:p text:style-name="Normal"><text:s text:c="6"/>&lt;Home /&gt;</text:p>
      <text:p text:style-name="Normal"><text:s text:c="6"/>&lt;About /&gt;</text:p>
      <text:p text:style-name="Normal"><text:s text:c="6"/>&lt;Contact /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soft-page-break/>
      <text:p text:style-name="Normal"><draw:custom-shape svg:x="0in" svg:y="0in" svg:width="45.51042in" svg:height="0.00139in" draw:z-index="0" draw:id="id5" draw:style-name="a5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20"><text:s/>src/index.js</text:p>
      <text:p text:style-name="Normal">jsx</text:p>
      <text:p text:style-name="Normal">import React from 'react';</text:p>
      <text:p text:style-name="Normal">import ReactDOM from 'react-dom/client';</text:p>
      <text:p text:style-name="Normal">import './index.css';</text:p>
      <text:p text:style-name="Normal">import App from './App';</text:p>
      <text:p text:style-name="Normal"/>
      <text:p text:style-name="Normal">const root = ReactDOM.createRoot(document.getElementById('root'));</text:p>
      <text:p text:style-name="Normal">root.render(</text:p>
      <text:p text:style-name="Normal"><text:s text:c="2"/>&lt;React.StrictMode&gt;</text:p>
      <text:p text:style-name="Normal"><text:s text:c="4"/>&lt;App /&gt;</text:p>
      <text:p text:style-name="Normal"><text:s text:c="2"/>&lt;/React.StrictMode&gt;</text:p>
      <text:p text:style-name="Normal">);</text:p>
      <text:p text:style-name="Normal"><draw:custom-shape svg:x="0in" svg:y="0in" svg:width="45.51042in" svg:height="0.00139in" draw:z-index="0" draw:id="id6" draw:style-name="a6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21"><text:s/>Commands to Run</text:p>
      <text:p text:style-name="P22">Create Project</text:p>
      <text:p text:style-name="Normal">bash</text:p>
      <text:p text:style-name="Normal">npx create-react-app StudentApp</text:p>
      <text:p text:style-name="P23">Move into Project Folder</text:p>
      <text:p text:style-name="Normal">bash</text:p>
      <text:p text:style-name="Normal">cd StudentApp</text:p>
      <text:p text:style-name="P24"><text:s/>Start the App</text:p>
      <text:p text:style-name="Normal">bash</text:p>
      <text:p text:style-name="Normal">npm start</text:p>
      <text:p text:style-name="Normal">Then open:<text:s/><text:a xlink:href="http://localhost:3000" office:target-frame-name="_new" xlink:show="replace"><text:span text:style-name="Hyperlink">http://localhost:3000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27T18:43:00Z</meta:creation-date>
    <dc:date>2025-07-27T18:46:00Z</dc:date>
    <meta:template xlink:href="Normal.dotm" xlink:type="simple"/>
    <meta:editing-cycles>2</meta:editing-cycles>
    <meta:editing-duration>PT180S</meta:editing-duration>
    <meta:document-statistic meta:page-count="4" meta:paragraph-count="3" meta:word-count="271" meta:character-count="1818" meta:row-count="12" meta:non-whitespace-character-count="1550"/>
  </office:meta>
</office:document-meta>
</file>